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82cm"/>
    </style:style>
    <style:style style:name="co3" style:family="table-column">
      <style:table-column-properties fo:break-before="auto" style:column-width="2.586cm"/>
    </style:style>
    <style:style style:name="co4" style:family="table-column">
      <style:table-column-properties fo:break-before="auto" style:column-width="2.734cm"/>
    </style:style>
    <style:style style:name="co5" style:family="table-column">
      <style:table-column-properties fo:break-before="auto" style:column-width="3.006cm"/>
    </style:style>
    <style:style style:name="co6" style:family="table-column">
      <style:table-column-properties fo:break-before="auto" style:column-width="5.3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</style:style>
  </office:automatic-styles>
  <office:body>
    <office:spreadsheet>
      <table:calculation-settings table:automatic-find-labels="false" table:use-regular-expressions="false" table:use-wildcards="true"/>
      <table:table table:name="ultrasonic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onido [m/s]</text:p>
          </table:table-cell>
          <table:table-cell office:value-type="string" calcext:value-type="string">
            <text:p>Factor m → cm</text:p>
          </table:table-cell>
          <table:table-cell office:value-type="string" calcext:value-type="string">
            <text:p>factor 1/s → 1/u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43.2" calcext:value-type="float">
            <text:p>343,2</text:p>
          </table:table-cell>
          <table:table-cell office:value-type="float" office:value="100" calcext:value-type="float">
            <text:p>100</text:p>
          </table:table-cell>
          <table:table-cell table:formula="of:=1/1000000" office:value-type="float" office:value="0.000001" calcext:value-type="float">
            <text:p>1E-06</text:p>
          </table:table-cell>
          <table:table-cell table:number-columns-repeated="2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6"/>
          <table:table-cell table:formula="of:=1000/42" office:value-type="float" office:value="23.8095238095238" calcext:value-type="float">
            <text:p>23,809523809523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onido [cm/us]</text:p>
          </table:table-cell>
          <table:table-cell/>
          <table:table-cell office:value-type="string" calcext:value-type="string">
            <text:p>cuenta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3]*[.D3]*[.E3]" office:value-type="float" office:value="0.03432" calcext:value-type="float">
            <text:p>0,03432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 table:number-rows-repeated="3">
          <table:table-cell table:number-columns-repeated="7"/>
        </table:table-row>
        <table:table-row table:style-name="ro1">
          <table:table-cell/>
          <table:table-cell office:value-type="string" calcext:value-type="string">
            <text:p>distancia [cm]</text:p>
          </table:table-cell>
          <table:table-cell office:value-type="string" calcext:value-type="string">
            <text:p>pulsos [us]</text:p>
          </table:table-cell>
          <table:table-cell office:value-type="string" calcext:value-type="string">
            <text:p>desbordes</text:p>
          </table:table-cell>
          <table:table-cell table:number-columns-repeated="3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table:formula="of:=[.B15]*2/[.C10]" office:value-type="float" office:value="23310.0233100233" calcext:value-type="float">
            <text:p>23310,0233100233</text:p>
          </table:table-cell>
          <table:table-cell table:formula="of:=[.C15]/[.E10]" office:value-type="float" office:value="555.000555000555" calcext:value-type="float">
            <text:p>555,000555000555</text:p>
          </table:table-cell>
          <table:table-cell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6"/>
          <table:table-cell table:formula="of:=34/1000" office:value-type="float" office:value="0.034" calcext:value-type="float">
            <text:p>0,034</text:p>
          </table:table-cell>
        </table:table-row>
      </table:table>
      <table:table table:name="encoders" table:style-name="ta1">
        <table:table-column table:style-name="co1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diámetro rueda [mm]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nuras por vuelta [N]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stancia por vuelta [mm]</text:p>
          </table:table-cell>
          <table:table-cell table:formula="of:=PI()*[.C2]" office:value-type="float" office:value="204.203522483337" calcext:value-type="float">
            <text:p>204,20352248333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stancia por vuelta [m]</text:p>
          </table:table-cell>
          <table:table-cell table:formula="of:=[.C4]/1000" office:value-type="float" office:value="0.204203522483336" calcext:value-type="float">
            <text:p>0,20420352248333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ueltas por metro [1/m]</text:p>
          </table:table-cell>
          <table:table-cell table:formula="of:=1/[.C5]" office:value-type="float" office:value="4.89707517205832" calcext:value-type="float">
            <text:p>4,8970751720583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nuras por metro [N/m]</text:p>
          </table:table-cell>
          <table:table-cell table:style-name="ce1" table:formula="of:=[.C3]*[.C6]" office:value-type="float" office:value="97.9415034411664" calcext:value-type="float">
            <text:p>97,941503441166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locidad meta (estimada) [m/s]</text:p>
          </table:table-cell>
          <table:table-cell table:formula="of:=1/12.78" office:value-type="float" office:value="0.0782472613458529" calcext:value-type="float">
            <text:p>0,07824726134585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nuras por segundo [N/s]</text:p>
          </table:table-cell>
          <table:table-cell table:formula="of:=[.C7]*[.C8]" office:value-type="float" office:value="7.6636544163667" calcext:value-type="float">
            <text:p>7,6636544163667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tiempo de muestreo [ms]</text:p>
          </table:table-cell>
          <table:table-cell office:value-type="float" office:value="450" calcext:value-type="float">
            <text:p>45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nuras contadas[N]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nuras por segundo [N/s]</text:p>
          </table:table-cell>
          <table:table-cell table:formula="of:=1000*[.C12]/[.C11]" office:value-type="float" office:value="8.88888888888889" calcext:value-type="float">
            <text:p>8,8888888888888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locidad equivalente [m/s]</text:p>
          </table:table-cell>
          <table:table-cell table:style-name="ce1" table:formula="of:=[.C13]/[.C7]" office:value-type="float" office:value="0.0907571211037051" calcext:value-type="float">
            <text:p>0,090757121103705</text:p>
          </table:table-cell>
          <table:table-cell table:formula="of:=1/[.C14]" office:value-type="float" office:value="11.0184191371312" calcext:value-type="float">
            <text:p>11,0184191371312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velocidad deseada [m/s]</text:p>
          </table:table-cell>
          <table:table-cell table:formula="of:=1/9.5" office:value-type="float" office:value="0.105263157894737" calcext:value-type="float">
            <text:p>0,10526315789473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nuras por segundo [N/s]</text:p>
          </table:table-cell>
          <table:table-cell table:formula="of:=[.C17]*[.C7]" office:value-type="float" office:value="10.3096319411754" calcext:value-type="float">
            <text:p>10,309631941175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uenta [N]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eríodo requerido [ms]</text:p>
          </table:table-cell>
          <table:table-cell table:style-name="ce1" table:formula="of:=1000*[.C19]/[.C18]" office:value-type="float" office:value="387.986692718339" calcext:value-type="float">
            <text:p>387,98669271833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7">
      <number:scientific-number number:decimal-places="15" number:min-decimal-places="15" number:min-integer-digits="1" number:min-exponent-digits="2" number:exponent-interval="1" number:forced-exponent-sign="true"/>
    </number:number-style>
    <number:number-style style:name="N108">
      <number:scientific-number number:decimal-places="14" number:min-decimal-places="14" number:min-integer-digits="1" number:min-exponent-digits="2" number:exponent-interval="1" number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3">00/00/0000</text:date>, <text:time style:data-style-name="N2" text:time-value="16:43:47.972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30T11:23:26.529000000</meta:creation-date>
    <dc:date>2021-11-03T17:17:38.578000000</dc:date>
    <meta:editing-duration>PT1H29M49S</meta:editing-duration>
    <meta:editing-cycles>5</meta:editing-cycles>
    <meta:generator>LibreOffice/7.0.4.2$Windows_X86_64 LibreOffice_project/dcf040e67528d9187c66b2379df5ea4407429775</meta:generator>
    <meta:document-statistic meta:table-count="2" meta:cell-count="51" meta:object-count="0"/>
  </office:meta>
</office:document-meta>
</file>